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addError( Object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cordFieldValue( String field , Class &lt; ? &gt; typ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FieldError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Field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hasFieldError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hasFiel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BindException( Object target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Exception.BindException( BindingResult binding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Exception.pushNestedPath( String sub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ject( String error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addAllErrors(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Suppress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ject(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FieldErrors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solveMessageCodes( String errorCode ,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Fiel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cordSuppressed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jectValue( @ Nullable String field , String errorCode , @ Nullable Object [ ] errorArgs , @ Nullable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pop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ject( String errorCode , @ Nullable Object [ ] errorArgs , @ Nullable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setNestedPath( String neste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PropertyEdito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FieldErrorCount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jectValue( @ Nullable String field , String errorCode , String de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RawFieldValu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Field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Binding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FieldValu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findEditor( @ Nullable String field , @ Nullable Class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Al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Globa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equals( @ Nullable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FieldTyp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Glob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jectValue( @ Nullable String field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getGlobal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hasGlobal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xception.resolveMessageCodes(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